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5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10.42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8.262cm"/>
    </style:style>
    <style:style style:name="co7" style:family="table-column">
      <style:table-column-properties fo:break-before="auto" style:column-width="5.551cm"/>
    </style:style>
    <style:style style:name="co8" style:family="table-column">
      <style:table-column-properties fo:break-before="auto" style:column-width="5.572cm"/>
    </style:style>
    <style:style style:name="co9" style:family="table-column">
      <style:table-column-properties fo:break-before="auto" style:column-width="6.34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cc99"/>
    </style:style>
    <style:style style:name="ce5" style:family="table-cell" style:parent-style-name="Default" style:data-style-name="N100">
      <style:table-cell-properties fo:background-color="#ff0000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>
            <text:p>Nombre</text:p>
          </table:table-cell>
          <table:table-cell table:style-name="Default" office:value-type="string">
            <text:p>IP</text:p>
          </table:table-cell>
          <table:table-cell office:value-type="string">
            <text:p>Comentario</text:p>
          </table:table-cell>
          <table:table-cell office:value-type="string">
            <text:p>Proyecto</text:p>
          </table:table-cell>
          <table:table-cell office:value-type="string">
            <text:p>Responsable</text:p>
          </table:table-cell>
          <table:table-cell office:value-type="string">
            <text:p>email</text:p>
          </table:table-cell>
          <table:table-cell office:value-type="string">
            <text:p>Uso actual</text:p>
          </table:table-cell>
          <table:table-cell office:value-type="string">
            <text:p>¿Puede apagarse el 1 Julio?</text:p>
          </table:table-cell>
          <table:table-cell office:value-type="string">
            <text:p>¿Para qué necesitaría levantarse?</text:p>
          </table:table-cell>
          <table:table-cell table:number-columns-repeated="1015"/>
        </table:table-row>
        <table:table-row table:style-name="ro1">
          <table:table-cell office:value-type="string">
            <text:p>descorcmt01</text:p>
          </table:table-cell>
          <table:table-cell office:value-type="string">
            <text:p>10.240.240.119</text:p>
          </table:table-cell>
          <table:table-cell office:value-type="string">
            <text:p>MĂĄquinas para entorno desarrollo CMTIC</text:p>
          </table:table-cell>
          <table:table-cell office:value-type="string">
            <text:p>CMTIC</text:p>
          </table:table-cell>
          <table:table-cell office:value-type="string">
            <text:p>Laura MartĂ­nez Atienza</text:p>
          </table:table-cell>
          <table:table-cell office:value-type="string">
            <text:p>upsh.sandetel@juntadeandalucia.es</text:p>
          </table:table-cell>
          <table:table-cell office:value-type="string">
            <text:p>Desarrollando CMTIC</text:p>
          </table:table-cell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desred11</text:p>
          </table:table-cell>
          <table:table-cell office:value-type="string">
            <text:p>10.240.240.76</text:p>
          </table:table-cell>
          <table:table-cell office:value-type="string">
            <text:p>Redmine - Jorge SĂĄnchez</text:p>
          </table:table-cell>
          <table:table-cell office:value-type="string">
            <text:p>Redmine</text:p>
          </table:table-cell>
          <table:table-cell office:value-type="string">
            <text:p>Jorge Sanchez</text:p>
          </table:table-cell>
          <table:table-cell office:value-type="string">
            <text:p>jorge.sanchez@juntadeandalucia.es</text:p>
          </table:table-cell>
          <table:table-cell office:value-type="string">
            <text:p>Desarrollo y pruebas de configuraciones para TEO</text:p>
          </table:table-cell>
          <table:table-cell office:value-type="string">
            <text:p>Sí</text:p>
          </table:table-cell>
          <table:table-cell office:value-type="string">
            <text:p>Si necesitamos desarrollar o probar algo</text:p>
          </table:table-cell>
          <table:table-cell table:number-columns-repeated="1015"/>
        </table:table-row>
        <table:table-row table:style-name="ro1">
          <table:table-cell office:value-type="string">
            <text:p>desaga10</text:p>
          </table:table-cell>
          <table:table-cell office:value-type="string">
            <text:p>10.240.240.57</text:p>
          </table:table-cell>
          <table:table-cell office:value-type="string">
            <text:p>ClonaciĂłn CSA PREPRO de Ag@ta</text:p>
          </table:table-cell>
          <table:table-cell office:value-type="string">
            <text:p>AGATA</text:p>
          </table:table-cell>
          <table:table-cell office:value-type="string">
            <text:p>Miguel GĂłmez</text:p>
          </table:table-cell>
          <table:table-cell office:value-type="string">
            <text:p>miguel.gomez.ext@juntadeandalucia.es</text:p>
          </table:table-cell>
          <table:table-cell office:value-type="string">
            <text:p>Desconozco su uso</text:p>
          </table:table-cell>
          <table:table-cell table:number-columns-repeated="1017"/>
        </table:table-row>
        <table:table-row table:style-name="ro1">
          <table:table-cell office:value-type="string">
            <text:p>desaga09</text:p>
          </table:table-cell>
          <table:table-cell office:value-type="string">
            <text:p>10.240.240.55</text:p>
          </table:table-cell>
          <table:table-cell office:value-type="string">
            <text:p>VersiĂłn SAD 2.9</text:p>
          </table:table-cell>
          <table:table-cell office:value-type="string">
            <text:p>AGATA</text:p>
          </table:table-cell>
          <table:table-cell office:value-type="string">
            <text:p>Miguel GĂłmez</text:p>
          </table:table-cell>
          <table:table-cell office:value-type="string">
            <text:p>miguel.gomez.ext@juntadeandalucia.es</text:p>
          </table:table-cell>
          <table:table-cell office:value-type="string">
            <text:p>Desconozco su uso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despen01</text:p>
          </table:table-cell>
          <table:table-cell table:style-name="ce4" office:value-type="string">
            <text:p>10.240.234.208</text:p>
          </table:table-cell>
          <table:table-cell table:style-name="ce1" office:value-type="string">
            <text:p>entorno de validaciĂłn/desarrollo Pentaho</text:p>
          </table:table-cell>
          <table:table-cell table:style-name="ce1" office:value-type="string">
            <text:p>pentaho</text:p>
          </table:table-cell>
          <table:table-cell table:style-name="ce1" office:value-type="string">
            <text:p>Daniel SĂĄnchez Fernandez</text:p>
          </table:table-cell>
          <table:table-cell table:style-name="ce1" office:value-type="string">
            <text:p>daniel.sanchez.fernandez@juntadeandalucia.es</text:p>
          </table:table-cell>
          <table:table-cell table:style-name="ce1" office:value-type="string">
            <text:p>No identificado en uso por CMTIC actualmente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despth07</text:p>
          </table:table-cell>
          <table:table-cell table:style-name="ce4" office:value-type="string">
            <text:p>10.240.234.82</text:p>
          </table:table-cell>
          <table:table-cell table:style-name="ce1" office:value-type="string">
            <text:p>Pentaho - Version comercial</text:p>
          </table:table-cell>
          <table:table-cell table:style-name="ce1" office:value-type="string">
            <text:p>Pentaho</text:p>
          </table:table-cell>
          <table:table-cell table:style-name="ce1" office:value-type="string">
            <text:p>JosĂŠ Javier Sianes</text:p>
          </table:table-cell>
          <table:table-cell table:style-name="ce1" office:value-type="string">
            <text:p>josej.sianes@juntadeandalucia.es</text:p>
          </table:table-cell>
          <table:table-cell table:style-name="ce1" office:value-type="string">
            <text:p>No identificado en uso por CMTIC actualmente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despth06</text:p>
          </table:table-cell>
          <table:table-cell table:style-name="ce4" office:value-type="string">
            <text:p>10.240.234.246</text:p>
          </table:table-cell>
          <table:table-cell table:style-name="ce1" office:value-type="string">
            <text:p>Clonacion de despth04 a peticion de Daniel Sanchez Fernandez</text:p>
          </table:table-cell>
          <table:table-cell table:style-name="ce1" office:value-type="string">
            <text:p>PENTAHO</text:p>
          </table:table-cell>
          <table:table-cell table:style-name="ce1" office:value-type="string">
            <text:p>Daniel SĂĄnchez Fernandez</text:p>
          </table:table-cell>
          <table:table-cell table:style-name="ce1" office:value-type="string">
            <text:p>daniel.sanchez.fernandez@juntadeandalucia.es</text:p>
          </table:table-cell>
          <table:table-cell table:style-name="ce1" office:value-type="string">
            <text:p>No identificado en uso por CMTIC actualmente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despth05</text:p>
          </table:table-cell>
          <table:table-cell table:style-name="ce4" office:value-type="string">
            <text:p>10.240.234.245</text:p>
          </table:table-cell>
          <table:table-cell table:style-name="ce1" office:value-type="string">
            <text:p>Clonacion de despth02 a peticion de Daniel Sanchez Fernandez</text:p>
          </table:table-cell>
          <table:table-cell table:style-name="ce1" office:value-type="string">
            <text:p>PENTAHO</text:p>
          </table:table-cell>
          <table:table-cell table:style-name="ce1" office:value-type="string">
            <text:p>Daniel SĂĄnchez Fernandez</text:p>
          </table:table-cell>
          <table:table-cell table:style-name="ce1" office:value-type="string">
            <text:p>daniel.sanchez.fernandez@juntadeandalucia.es</text:p>
          </table:table-cell>
          <table:table-cell table:style-name="ce1" office:value-type="string">
            <text:p>No identificado en uso por CMTIC actualmente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>
            <text:p>prucorgct01</text:p>
          </table:table-cell>
          <table:table-cell table:style-name="ce5" office:value-type="string">
            <text:p>10.240.203.106</text:p>
          </table:table-cell>
          <table:table-cell table:style-name="ce2" office:value-type="string">
            <text:p>Guia ContrataciĂłn TIC</text:p>
          </table:table-cell>
          <table:table-cell table:style-name="ce2" office:value-type="string">
            <text:p>GCTIC</text:p>
          </table:table-cell>
          <table:table-cell table:style-name="ce2" office:value-type="string">
            <text:p>Sistemas Corp. CEIC</text:p>
          </table:table-cell>
          <table:table-cell table:style-name="ce2" office:value-type="string">
            <text:p>sistemascorporativos2.chap@juntadeandalucia.es</text:p>
          </table:table-cell>
          <table:table-cell office:value-type="string">
            <text:p>No es mío, como ya se indicó en correo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oricornao01</text:p>
          </table:table-cell>
          <table:table-cell table:style-name="ce5" office:value-type="string">
            <text:p>10.240.203.54</text:p>
          </table:table-cell>
          <table:table-cell table:style-name="ce2" office:value-type="string">
            <text:p>INTEGRACIĂN NAOS</text:p>
          </table:table-cell>
          <table:table-cell table:style-name="ce2" office:value-type="string">
            <text:p>NAOS</text:p>
          </table:table-cell>
          <table:table-cell table:style-name="ce2" office:value-type="string">
            <text:p>Jose Luis Salas Espina</text:p>
          </table:table-cell>
          <table:table-cell table:style-name="ce2" office:value-type="string">
            <text:p>upsh.sandetel@juntadeandalucia.es</text:p>
          </table:table-cell>
          <table:table-cell office:value-type="string">
            <text:p>No es mío, como ya se indicó en correo</text:p>
          </table:table-cell>
          <table:table-cell table:number-columns-repeated="1017"/>
        </table:table-row>
        <table:table-row table:style-name="ro2">
          <table:table-cell office:value-type="string">
            <text:p>prucorcmt01</text:p>
          </table:table-cell>
          <table:table-cell office:value-type="string">
            <text:p>10.240.202.108</text:p>
          </table:table-cell>
          <table:table-cell office:value-type="string">
            <text:p>CMTIC - pruebas</text:p>
          </table:table-cell>
          <table:table-cell office:value-type="string">
            <text:p>CMTIC</text:p>
          </table:table-cell>
          <table:table-cell office:value-type="string">
            <office:annotation draw:style-name="gr1" draw:text-style-name="P1" svg:width="5.512cm" svg:height="0.991cm" svg:x="27.539cm" svg:y="3.524cm" draw:caption-point-x="-0.61cm" draw:caption-point-y="1.511cm">
              <dc:date>2014-06-30T00:00:00</dc:date>
              <text:p text:style-name="P1">Sería necesario cambiar a:</text:p>
              <text:p text:style-name="P1"><text:s/>Laura Martínez Atienza</text:p>
            </office:annotation>
            <text:p>Sistemas Corp. CEIC</text:p>
          </table:table-cell>
          <table:table-cell office:value-type="string">
            <office:annotation draw:style-name="gr1" draw:text-style-name="P1" svg:width="6.272cm" svg:height="0.991cm" svg:x="35.77cm" svg:y="3.524cm" draw:caption-point-x="-0.61cm" draw:caption-point-y="1.511cm">
              <dc:date>2014-06-30T00:00:00</dc:date>
              <text:p text:style-name="P1">Sería necesario cambiar a upsh.sandetel@juntadeandalucia.es</text:p>
            </office:annotation>
            <text:p>sistemascorporativos2.chap@juntadeandalucia.es</text:p>
          </table:table-cell>
          <table:table-cell office:value-type="string">
            <text:p>Entorno de pruebas, por el momento lo necesitamos levantado</text:p>
          </table:table-cell>
          <table:table-cell office:value-type="string">
            <text:p>No</text:p>
          </table:table-cell>
          <table:table-cell/>
          <table:table-cell office:value-type="string">
            <text:p>Sería necesario cambiar el responsable a Laura Martínez Atienza, email: <text:a xlink:href="mailto:upsh.sandetel@juntadeandalucia.es">upsh.sandetel@juntadeandalucia.es</text:a></text:p>
          </table:table-cell>
          <table:table-cell table:number-columns-repeated="1014"/>
        </table:table-row>
        <table:table-row table:style-name="ro1">
          <table:table-cell office:value-type="string">
            <text:p>prucoriwm01</text:p>
          </table:table-cell>
          <table:table-cell office:value-type="string">
            <text:p>10.240.203.79</text:p>
          </table:table-cell>
          <table:table-cell office:value-type="string">
            <text:p>IWM</text:p>
          </table:table-cell>
          <table:table-cell office:value-type="string">
            <text:p>AgataV2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office:value-type="string">
            <text:p>Desconozco su uso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scormad03</text:p>
          </table:table-cell>
          <table:table-cell table:style-name="ce5" office:value-type="string">
            <text:p>10.240.202.81</text:p>
          </table:table-cell>
          <table:table-cell table:style-name="ce2" office:value-type="string">
            <text:p>Madeja: Sonar/Hudson</text:p>
          </table:table-cell>
          <table:table-cell table:style-name="ce2" office:value-type="string">
            <text:p>PortalMADEJA</text:p>
          </table:table-cell>
          <table:table-cell table:style-name="ce2" office:value-type="string">
            <text:p>Sistemas Corp. CEIC</text:p>
          </table:table-cell>
          <table:table-cell table:style-name="ce2" office:value-type="string">
            <text:p>sistemascorporativos2.chap@juntadeandalucia.es</text:p>
          </table:table-cell>
          <table:table-cell office:value-type="string">
            <text:p>Se transfirieron las competencias sobre proyecto MADEJA al servicio de J. Bringas</text:p>
          </table:table-cell>
          <table:table-cell table:number-columns-repeated="1017"/>
        </table:table-row>
        <table:table-row table:style-name="ro1">
          <table:table-cell office:value-type="string">
            <text:p>prucoraga04</text:p>
          </table:table-cell>
          <table:table-cell office:value-type="string">
            <text:p>10.240.203.44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Francisco RodrĂ­guez Corredor</text:p>
          </table:table-cell>
          <table:table-cell office:value-type="string">
            <text:p>upsh.sandetel@juntadeandalucia.es</text:p>
          </table:table-cell>
          <table:table-cell office:value-type="string">
            <text:p>Entorno de pruebas/integración</text:p>
          </table:table-cell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prucoraga02</text:p>
          </table:table-cell>
          <table:table-cell office:value-type="string">
            <text:p>10.240.203.26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Francisco RodrĂ­guez Corredor</text:p>
          </table:table-cell>
          <table:table-cell office:value-type="string">
            <text:p>upsh.sandetel@juntadeandalucia.es</text:p>
          </table:table-cell>
          <table:table-cell office:value-type="string">
            <text:p>Entorno de pruebas/integración</text:p>
          </table:table-cell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>
            <text:p>prucoraga01</text:p>
          </table:table-cell>
          <table:table-cell office:value-type="string">
            <text:p>10.240.203.25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office:value-type="string">
            <text:p>Entorno de pruebas/integración</text:p>
          </table:table-cell>
          <table:table-cell office:value-type="string">
            <text:p>No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30/06/2014</text:date>, <text:time>13:10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6-30T13:10:56</dc:date>
    <meta:editing-duration>PT00H55M12S</meta:editing-duration>
    <meta:editing-cycles>7</meta:editing-cycles>
    <dc:creator>laura </dc:creator>
    <meta:document-statistic meta:table-count="1" meta:cell-count="129" meta:object-count="0"/>
  </office:meta>
</office:document-meta>
</file>